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9_11-26-56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資料：天気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東和 PHOTO / 211120sa / 上町（世田谷線） / 弦巻３丁目PJ新築工事 / １名 / 積水工業㈱（渡辺建設） / 資料：天気">
            <text:p>:m 東和 PHOTO / 211120sa / 上町（世田谷線） / 弦巻３丁目PJ新築工事 / １名 / 積水工業㈱（渡辺建設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19_11-27-45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資料：交通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東和 PHOTO / 211120sa / 上町（世田谷線） / 弦巻３丁目PJ新築工事 / １名 / 積水工業㈱（渡辺建設） / 資料：交通">
            <text:p>:m 東和 PHOTO / 211120sa / 上町（世田谷線） / 弦巻３丁目PJ新築工事 / １名 / 積水工業㈱（渡辺建設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19_11-43-34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東和 PHOTO / 211120sa / 上町（世田谷線） / 弦巻３丁目PJ新築工事 / １名 / 積水工業㈱（渡辺建設） / 指示書">
            <text:p>:m 東和 PHOTO / 211120sa / 上町（世田谷線） / 弦巻３丁目PJ新築工事 / １名 / 積水工業㈱（渡辺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19_11-43-40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東和 PHOTO / 211120sa / 上町（世田谷線） / 弦巻３丁目PJ新築工事 / １名 / 積水工業㈱（渡辺建設） / 指示書">
            <text:p>:m 東和 PHOTO / 211120sa / 上町（世田谷線） / 弦巻３丁目PJ新築工事 / １名 / 積水工業㈱（渡辺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19_11-43-45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指示書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東和 PHOTO / 211120sa / 上町（世田谷線） / 弦巻３丁目PJ新築工事 / １名 / 積水工業㈱（渡辺建設） / 指示書">
            <text:p>:m 東和 PHOTO / 211120sa / 上町（世田谷線） / 弦巻３丁目PJ新築工事 / １名 / 積水工業㈱（渡辺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2021-11-19_11-43-56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指示書：地図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東和 PHOTO / 211120sa / 上町（世田谷線） / 弦巻３丁目PJ新築工事 / １名 / 積水工業㈱（渡辺建設） / 指示書：地図">
            <text:p>:m 東和 PHOTO / 211120sa / 上町（世田谷線） / 弦巻３丁目PJ新築工事 / １名 / 積水工業㈱（渡辺建設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2021-11-19_12-01-55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資料：地図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東和 PHOTO / 211120sa / 上町（世田谷線） / 弦巻３丁目PJ新築工事 / １名 / 積水工業㈱（渡辺建設） / 資料：地図">
            <text:p>:m 東和 PHOTO / 211120sa / 上町（世田谷線） / 弦巻３丁目PJ新築工事 / １名 / 積水工業㈱（渡辺建設） / 資料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2021-11-19_12-11-05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資料：地図：路上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東和 PHOTO / 211120sa / 上町（世田谷線） / 弦巻３丁目PJ新築工事 / １名 / 積水工業㈱（渡辺建設） / 資料：地図：路上">
            <text:p>:m 東和 PHOTO / 211120sa / 上町（世田谷線） / 弦巻３丁目PJ新築工事 / １名 / 積水工業㈱（渡辺建設） / 資料：地図：路上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19_13-06-03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2021-11-19_15-10-36_000.jpg</text:p>
          </table:table-cell>
          <table:table-cell table:style-name="ce19" office:value-type="string">
            <text:p>:m RES 1*2 / free# JVEMV6 76#_34:1 / 76. physics / w=~,topics=ガウス積分,other=置換積分；calc+,s=~,i=~,doc=r-2-4~1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2 / free# JVEMV6 76#_34:1 / 76. physics / w=~,topics=ガウス積分,other=置換積分；calc+,s=~,i=~,doc=r-2-4~1">
            <text:p>:m RES 1*2 / free# JVEMV6 76#_34:1 / 76. physics / w=~,topics=ガウス積分,other=置換積分；calc+,s=~,i=~,doc=r-2-4~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2021-11-19_15-10-54_000.jpg</text:p>
          </table:table-cell>
          <table:table-cell table:style-name="ce21" office:value-type="string">
            <text:p>:m RES 2*2 / free# JVEMV6 76#_34:1 / 76. physics / w=~,topics=ガウス積分,other=~,s=~,i=~,doc=r-2-4~1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2*2 / free# JVEMV6 76#_34:1 / 76. physics / w=~,topics=ガウス積分,other=~,s=~,i=~,doc=r-2-4~1">
            <text:p>:m RES 2*2 / free# JVEMV6 76#_34:1 / 76. physics / w=~,topics=ガウス積分,other=~,s=~,i=~,doc=r-2-4~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2021-11-19_17-53-08_000.jpg</text:p>
          </table:table-cell>
          <table:table-cell table:style-name="ce19" office:value-type="string">
            <text:p>:m RES 1*1 / free# JVEMV6 76#_34:2 / 76. physics / w=~,topics=ガウス積分,other=~,s=~,i=~,doc=r-6.1-1~1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1 / free# JVEMV6 76#_34:2 / 76. physics / w=~,topics=ガウス積分,other=~,s=~,i=~,doc=r-6.1-1~1">
            <text:p>:m RES 1*1 / free# JVEMV6 76#_34:2 / 76. physics / w=~,topics=ガウス積分,other=~,s=~,i=~,doc=r-6.1-1~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1-19_18-56-41_000.jpg</text:p>
          </table:table-cell>
          <table:table-cell table:style-name="ce19" office:value-type="string">
            <text:p>:m :篠笛,shinobue #*# / session-memo / s.1:todays-melody,key=h-4,R=1,i.f.=~,ReX,other=memo~ \\\ s.2:res,for=alt-fingering,Re+,notes=h:7~7.q1~7h~7.q2,R=~ \\\ s.3:todays-melody,R=2,i.f.=sec-1:R.1,notes=7.q,Re+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:篠笛,shinobue #*# / session-memo / s.1:todays-melody,key=h-4,R=1,i.f.=~,ReX,other=memo~ \\\ s.2:res,for=alt-fingering,Re+,notes=h:7~7.q1~7h~7.q2,R=~ \\\ s.3:todays-melody,R=2,i.f.=sec-1:R.1,notes=7.q,Re+,other=~">
            <text:p>:m :篠笛,shinobue #*# / session-memo / s.1:todays-melody,key=h-4,R=1,i.f.=~,ReX,other=memo~ \\\ s.2:res,for=alt-fingering,Re+,notes=h:7~7.q1~7h~7.q2,R=~ \\\ s.3:todays-melody,R=2,i.f.=sec-1:R.1,notes=7.q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1-19_19-16-20_000.jpg</text:p>
          </table:table-cell>
          <table:table-cell table:style-name="ce19" office:value-type="string">
            <text:p>:m #*# RES / JVEMV6 64#134_yamamoto_ieyasu-- / 『徳川家康』 著者=山本七平,校注=~ / p.17 / w=毛利広元；尼子晴久,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#*# RES / JVEMV6 64#134_yamamoto_ieyasu-- / 『徳川家康』 著者=山本七平,校注=~ / p.17 / w=毛利広元；尼子晴久,topic=~,other=~">
            <text:p>:m #*# RES / JVEMV6 64#134_yamamoto_ieyasu-- / 『徳川家康』 著者=山本七平,校注=~ / p.17 / w=毛利広元；尼子晴久,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1-19_20-44-17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1-11-19_21-39-55_000.jpg</text:p>
          </table:table-cell>
          <table:table-cell table:style-name="ce12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1-11-19_21-40-14_000.jpg</text:p>
          </table:table-cell>
          <table:table-cell table:style-name="ce12" office:value-type="string">
            <text:p>:m 記録 / 身体 / 様子 / location=歯茎：前歯：上あご,time=~；occasion=~,other=歯茎の、上あごへの接続部、付近。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1-19_21-40-16_000.jpg</text:p>
          </table:table-cell>
          <table:table-cell table:style-name="ce12" office:value-type="string">
            <text:p>:m 記録 / 身体 / 様子 / location=歯茎：前歯：上あご,time=~；occasion=~,other=歯茎の、上あごへの接続部、付近。</text:p>
          </table:table-cell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m 記録 / 身体 / 様子 / location=歯茎：前歯：上あご,time=~；occasion=~,other=歯茎の、上あごへの接続部、付近。">
            <text:p>:m 記録 / 身体 / 様子 / location=歯茎：前歯：上あご,time=~；occasion=~,other=歯茎の、上あごへの接続部、付近。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1-19_22-37-44_000.jpg</text:p>
          </table:table-cell>
          <table:table-cell table:style-name="ce12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 office:value-type="string">
            <text:p>2021-11-20_00-55-57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1-20_04-16-17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1-11-20_05-15-46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出発時間：部屋を出る</text:p>
          </table:table-cell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東和 PHOTO / 211120sa / 上町（世田谷線） / 弦巻３丁目PJ新築工事 / １名 / 積水工業㈱（渡辺建設） / 出発時間：部屋を出る">
            <text:p>:m 東和 PHOTO / 211120sa / 上町（世田谷線） / 弦巻３丁目PJ新築工事 / １名 / 積水工業㈱（渡辺建設） / 出発時間：部屋を出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1-11-20_05-25-33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出発時間 / N-35-35-28.752136 E-139-34-50.148925 / N-35-35-28.752136 E-139-34-50.148925</text:p>
          </table:table-cell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:m 東和 PHOTO / 211120sa / 上町（世田谷線） / 弦巻３丁目PJ新築工事 / １名 / 積水工業㈱（渡辺建設） / 出発時間 / N-35-35-28.752136 E-139-34-50.148925 / N-35-35-28.752136 E-139-34-50.148925 / N-35-35-28.752136 E-139-34-50.148925">
            <text:p>:m 東和 PHOTO / 211120sa / 上町（世田谷線） / 弦巻３丁目PJ新築工事 / １名 / 積水工業㈱（渡辺建設） / 出発時間 / N-35-35-28.752136 E-139-34-50.148925 / N-35-35-28.752136 E-139-34-50.148925 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1-11-20_06-26-36_000.jpg</text:p>
          </table:table-cell>
          <table:table-cell table:style-name="ce9" office:value-type="string">
            <text:p>:PHOTO 記録しておきたいもの / @上町駅近く、東和現場へ行く途中 / object=店舗：喫茶店。ポーランド語の店名：「ヤスクーカ」,photo-for=記録 / N-35-38-30.617065 E-139-38-47.01416 / N-35-38-30.617065 E-139-38-47.01416</text:p>
          </table:table-cell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:PHOTO 記録しておきたいもの / @上町駅近く、東和現場へ行く途中 / object=店舗：喫茶店。ポーランド語の店名：「ヤスクーカ」,photo-for=記録 / N-35-38-30.617065 E-139-38-47.01416 / N-35-38-30.617065 E-139-38-47.01416 / N-35-38-30.617065 E-139-38-47.01416">
            <text:p>:PHOTO 記録しておきたいもの / @上町駅近く、東和現場へ行く途中 / object=店舗：喫茶店。ポーランド語の店名：「ヤスクーカ」,photo-for=記録 / N-35-38-30.617065 E-139-38-47.01416 / N-35-38-30.617065 E-139-38-47.01416 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1-11-20_06-26-44_000.jpg</text:p>
          </table:table-cell>
          <table:table-cell table:style-name="ce12" office:value-type="string">
            <text:p>:PHOTO 記録しておきたいもの / @上町駅近く、東和現場へ行く途中 / object=店舗：喫茶店。ポーランド語の店名：「ヤスクーカ」,photo-for=記録 / N-35-38-30.617065 E-139-38-47.01416 / N-35-38-30.617065 E-139-38-47.01416</text:p>
          </table:table-cell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:PHOTO 記録しておきたいもの / @上町駅近く、東和現場へ行く途中 / object=店舗：喫茶店。ポーランド語の店名：「ヤスクーカ」,photo-for=記録 / N-35-38-30.617065 E-139-38-47.01416 / N-35-38-30.617065 E-139-38-47.01416 / N-35-38-30.617065 E-139-38-47.01416">
            <text:p>:PHOTO 記録しておきたいもの / @上町駅近く、東和現場へ行く途中 / object=店舗：喫茶店。ポーランド語の店名：「ヤスクーカ」,photo-for=記録 / N-35-38-30.617065 E-139-38-47.01416 / N-35-38-30.617065 E-139-38-47.01416 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5" office:value-type="string">
            <text:p>2021-11-20_06-31-48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現場状況 / N-35-38-22.253723 E-139-38-46.02539 / N-35-38-22.253723 E-139-38-46.02539</text:p>
          </table:table-cell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:m 東和 PHOTO / 211120sa / 上町（世田谷線） / 弦巻３丁目PJ新築工事 / １名 / 積水工業㈱（渡辺建設） / 現場状況 / N-35-38-22.253723 E-139-38-46.02539 / N-35-38-22.253723 E-139-38-46.02539 / N-35-38-22.253723 E-139-38-46.02539">
            <text:p>:m 東和 PHOTO / 211120sa / 上町（世田谷線） / 弦巻３丁目PJ新築工事 / １名 / 積水工業㈱（渡辺建設） / 現場状況 / N-35-38-22.253723 E-139-38-46.02539 / N-35-38-22.253723 E-139-38-46.02539 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5" office:value-type="string">
            <text:p>2021-11-20_06-31-53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現場状況 / N-35-38-22.253723 E-139-38-46.02539 / N-35-38-22.253723 E-139-38-46.02539</text:p>
          </table:table-cell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:m 東和 PHOTO / 211120sa / 上町（世田谷線） / 弦巻３丁目PJ新築工事 / １名 / 積水工業㈱（渡辺建設） / 現場状況 / N-35-38-22.253723 E-139-38-46.02539 / N-35-38-22.253723 E-139-38-46.02539 / N-35-38-22.253723 E-139-38-46.02539">
            <text:p>:m 東和 PHOTO / 211120sa / 上町（世田谷線） / 弦巻３丁目PJ新築工事 / １名 / 積水工業㈱（渡辺建設） / 現場状況 / N-35-38-22.253723 E-139-38-46.02539 / N-35-38-22.253723 E-139-38-46.02539 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1-11-20_06-32-00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現場状況 / N-35-38-22.253723 E-139-38-46.02539 / N-35-38-22.253723 E-139-38-46.02539</text:p>
          </table:table-cell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:m 東和 PHOTO / 211120sa / 上町（世田谷線） / 弦巻３丁目PJ新築工事 / １名 / 積水工業㈱（渡辺建設） / 現場状況 / N-35-38-22.253723 E-139-38-46.02539 / N-35-38-22.253723 E-139-38-46.02539 / N-35-38-22.253723 E-139-38-46.02539">
            <text:p>:m 東和 PHOTO / 211120sa / 上町（世田谷線） / 弦巻３丁目PJ新築工事 / １名 / 積水工業㈱（渡辺建設） / 現場状況 / N-35-38-22.253723 E-139-38-46.02539 / N-35-38-22.253723 E-139-38-46.02539 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1-11-20_06-32-09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現場状況 / N-35-38-21.731872 E-139-38-45.421142 / N-35-38-21.731872 E-139-38-45.421142</text:p>
          </table:table-cell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:m 東和 PHOTO / 211120sa / 上町（世田谷線） / 弦巻３丁目PJ新築工事 / １名 / 積水工業㈱（渡辺建設） / 現場状況 / N-35-38-21.731872 E-139-38-45.421142 / N-35-38-21.731872 E-139-38-45.421142 / N-35-38-21.731872 E-139-38-45.421142">
            <text:p>:m 東和 PHOTO / 211120sa / 上町（世田谷線） / 弦巻３丁目PJ新築工事 / １名 / 積水工業㈱（渡辺建設） / 現場状況 / N-35-38-21.731872 E-139-38-45.421142 / N-35-38-21.731872 E-139-38-45.421142 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1-11-20_07-41-45_000.jpg</text:p>
          </table:table-cell>
          <table:table-cell table:style-name="ce9" office:value-type="string">
            <text:p>:PHOTO 記録 / 文書　/ occasion=東和の現場で、頭に浮かんだ / for=祈りの文句 / doc=~,other=「神仏の加護、…」,add=聖人の教え、現人[げんじん]の安寧、後人の安堵</text:p>
          </table:table-cell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string" office:string-value=":PHOTO 記録 / 文書　/ occasion=東和の現場で、頭に浮かんだ / for=祈りの文句 / doc=~,other=「神仏の加護、…」,add=聖人の教え、現人[げんじん]の安寧、後人の安堵">
            <text:p>:PHOTO 記録 / 文書　/ occasion=東和の現場で、頭に浮かんだ / for=祈りの文句 / doc=~,other=「神仏の加護、…」,add=聖人の教え、現人[げんじん]の安寧、後人の安堵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5" office:value-type="string">
            <text:p>2021-11-20_16-01-11_000.jpg</text:p>
          </table:table-cell>
          <table:table-cell table:style-name="ce12" office:value-type="string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</text:p>
          </table:table-cell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5" office:value-type="string">
            <text:p>2021-11-20_16-01-14_000.jpg</text:p>
          </table:table-cell>
          <table:table-cell table:style-name="ce12" office:value-type="string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</text:p>
          </table:table-cell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1-11-20_16-01-18_000.jpg</text:p>
          </table:table-cell>
          <table:table-cell table:style-name="ce12" office:value-type="string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</text:p>
          </table:table-cell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">
            <text:p>JVEMV6 52#2 / 52. 自然観察 / 2. grass / field_photos / 雑草、草本、花 / @東和現場へ行く途中：上町駅 / target=猫じゃらしのような草,occation=~,other=群生。絵の題材にいいと思った / N-35-38-23.558349 E-139-38-46.35498 / N-35-38-23.558349 E-139-38-46.35498 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1-11-20_16-01-34_000.jpg</text:p>
          </table:table-cell>
          <table:table-cell table:style-name="ce12" office:value-type="string">
            <text:p>JVEMV6 52#2 / 52. 自然観察 / 2. grass / field_photos / 雑草、草本、花 / @東和現場へ行く途中：上町駅 / target=猫じゃらしのような草,occation=~,other=群生。絵の題材にいいと思った / N-35-38-23.681945 E-139-38-46.68457 / N-35-38-23.681945 E-139-38-46.68457</text:p>
          </table:table-cell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JVEMV6 52#2 / 52. 自然観察 / 2. grass / field_photos / 雑草、草本、花 / @東和現場へ行く途中：上町駅 / target=猫じゃらしのような草,occation=~,other=群生。絵の題材にいいと思った / N-35-38-23.681945 E-139-38-46.68457 / N-35-38-23.681945 E-139-38-46.68457 / N-35-38-23.681945 E-139-38-46.68457">
            <text:p>JVEMV6 52#2 / 52. 自然観察 / 2. grass / field_photos / 雑草、草本、花 / @東和現場へ行く途中：上町駅 / target=猫じゃらしのような草,occation=~,other=群生。絵の題材にいいと思った / N-35-38-23.681945 E-139-38-46.68457 / N-35-38-23.681945 E-139-38-46.68457 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office:value-type="string">
            <text:p>2021-11-20_16-01-44_000.jpg</text:p>
          </table:table-cell>
          <table:table-cell table:style-name="ce9" office:value-type="string">
            <text:p>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</text:p>
          </table:table-cell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 / N-35-38-23.942871 E-139-38-46.245117">
            <text:p>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 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5" office:value-type="string">
            <text:p>2021-11-20_16-01-51_000.jpg</text:p>
          </table:table-cell>
          <table:table-cell table:style-name="ce12" office:value-type="string">
            <text:p>JVEMV6 52#2 / 52. 自然観察 / 2. grass / field_photos / 雑草、草本、花 / @東和現場へ行く途中：上町駅 / target=猫じゃらしのような草,occation=~,other=群生。絵の題材にいいと思った / N-35-38-23.942871 E-139-38-46.245117 / N-35-38-23.942871 E-139-38-46.245117</text:p>
          </table:table-cell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JVEMV6 52#2 / 52. 自然観察 / 2. grass / field_photos / 雑草、草本、花 / @東和現場へ行く途中：上町駅 / target=猫じゃらしのような草,occation=~,other=群生。絵の題材にいいと思った / N-35-38-23.942871 E-139-38-46.245117 / N-35-38-23.942871 E-139-38-46.245117 / N-35-38-23.942871 E-139-38-46.245117">
            <text:p>JVEMV6 52#2 / 52. 自然観察 / 2. grass / field_photos / 雑草、草本、花 / @東和現場へ行く途中：上町駅 / target=猫じゃらしのような草,occation=~,other=群生。絵の題材にいいと思った / N-35-38-23.942871 E-139-38-46.245117 / N-35-38-23.942871 E-139-38-46.245117 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5" office:value-type="string">
            <text:p>2021-11-20_16-01-57_000.jpg</text:p>
          </table:table-cell>
          <table:table-cell table:style-name="ce9" office:value-type="string">
            <text:p>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</text:p>
          </table:table-cell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 / N-35-38-23.942871 E-139-38-46.245117">
            <text:p>JVEMV6 52#2 / 52. 自然観察 / 2. grass / field_photos / 雑草、草本、花 / @東和現場へ行く途中：上町駅 / target=猫じゃらしのような草,occation=~,other=群生。絵の題材にいいと思った；ヨモギのような草と、混生。 / N-35-38-23.942871 E-139-38-46.245117 / N-35-38-23.942871 E-139-38-46.245117 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5" office:value-type="string">
            <text:p>2021-11-20_19-05-09_000.jpg</text:p>
          </table:table-cell>
          <table:table-cell table:style-name="ce19" office:value-type="string">
            <text:p>:m :篠笛,shinobue #*# / session-memo / s.1:res,for=alt-fingering,Re+,tempo=~,other=fingers:3-4-6-7=&gt;h-6.q-1,key=~,notes=~,R=~</text:p>
          </table:table-cell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string" office:string-value=":m :篠笛,shinobue #*# / session-memo / s.1:res,for=alt-fingering,Re+,tempo=~,other=fingers:3-4-6-7=&gt;h-6.q-1,key=~,notes=~,R=~">
            <text:p>:m :篠笛,shinobue #*# / session-memo / s.1:res,for=alt-fingering,Re+,tempo=~,other=fingers:3-4-6-7=&gt;h-6.q-1,key=~,notes=~,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2021-11-20_20-31-44_000.jpg</text:p>
          </table:table-cell>
          <table:table-cell table:style-name="ce12" office:value-type="string">
            <text:p>-*</text:p>
          </table:table-cell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string" office:string-value="-*">
            <text:p>-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2021-11-20_21-10-22_000.jpg</text:p>
          </table:table-cell>
          <table:table-cell table:style-name="ce28" office:value-type="string">
            <text:p>:m 食べた物</text:p>
          </table:table-cell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5" office:value-type="string">
            <text:p>2021-11-21_03-44-09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5" office:value-type="string">
            <text:p>2021-11-21_03-44-28_000.jpg</text:p>
          </table:table-cell>
          <table:table-cell table:style-name="ce12" office:value-type="string">
            <text:p>:m :PHOTO 寝た時刻 / 2021</text:p>
          </table:table-cell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string">
            <text:p>2021-11-21_07-43-44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19_18-08-27_000.mp4</text:p>
          </table:table-cell>
          <table:table-cell table:style-name="ce21" office:value-type="string">
            <text:p>:VIDEO / @自室 / 記録 / jap.flute / 演奏、play / R=1 / todays-melody,memo=+,Re+</text:p>
          </table:table-cell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:VIDEO / @自室 / 記録 / jap.flute / 演奏、play / R=1 / todays-melody,memo=+,Re+">
            <text:p>:VIDEO / @自室 / 記録 / jap.flute / 演奏、play / R=1 / todays-melody,memo=+,Re+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19_18-25-42_000.mp4</text:p>
          </table:table-cell>
          <table:table-cell table:style-name="ce12" office:value-type="string">
            <text:p>:VIDEO / @自室 / 記録 / jap.flute / 演奏、play / R=2 / todays-melody,Re+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:VIDEO / @自室 / 記録 / jap.flute / 演奏、play / R=2 / todays-melody,Re+">
            <text:p>:VIDEO / @自室 / 記録 / jap.flute / 演奏、play / R=2 / todays-melody,Re+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19_18-44-57_000.mp4</text:p>
          </table:table-cell>
          <table:table-cell table:style-name="ce12" office:value-type="string">
            <text:p>:VIDEO / @自室 / 記録 / jap.flute / 演奏、play / R=3 / todays-melody,Re+,memo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string" office:string-value=":VIDEO / @自室 / 記録 / jap.flute / 演奏、play / R=3 / todays-melody,Re+,memo=~">
            <text:p>:VIDEO / @自室 / 記録 / jap.flute / 演奏、play / R=3 / todays-melody,Re+,memo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1-11-19_18-53-00_000.mp4</text:p>
          </table:table-cell>
          <table:table-cell table:style-name="ce12" office:value-type="string">
            <text:p>:VIDEO / @自室 / 記録 / jap.flute / 演奏、play / R=4 / todays-melody,Re+,memo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string" office:string-value=":VIDEO / @自室 / 記録 / jap.flute / 演奏、play / R=4 / todays-melody,Re+,memo=~">
            <text:p>:VIDEO / @自室 / 記録 / jap.flute / 演奏、play / R=4 / todays-melody,Re+,memo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1-20_18-55-54_000.mp4</text:p>
          </table:table-cell>
          <table:table-cell table:style-name="ce21" office:value-type="string">
            <text:p>:VIDEO / @自室 / 記録 / jap.flute / 演奏、play / R=1 / todays-melody,Re+,memo=~,other=甲音を使ったメロディー</text:p>
          </table:table-cell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string" office:string-value=":VIDEO / @自室 / 記録 / jap.flute / 演奏、play / R=1 / todays-melody,Re+,memo=~,other=甲音を使ったメロディー">
            <text:p>:VIDEO / @自室 / 記録 / jap.flute / 演奏、play / R=1 / todays-melody,Re+,memo=~,other=甲音を使ったメロディー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5" office:value-type="string">
            <text:p>2021-11-21_09-41-16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日報</text:p>
          </table:table-cell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string" office:string-value=":m 東和 PHOTO / 211120sa / 上町（世田谷線） / 弦巻３丁目PJ新築工事 / １名 / 積水工業㈱（渡辺建設） / 日報">
            <text:p>:m 東和 PHOTO / 211120sa / 上町（世田谷線） / 弦巻３丁目PJ新築工事 / １名 / 積水工業㈱（渡辺建設） / 日報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:m :PHOTO 寝た時刻 / 2021 / オナニー、未了、duration=３０分ぐらい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021/11/21</text:date>, <text:time>11:0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1T11:09:34.16</dc:date>
    <dc:creator>iwabuchi ken</dc:creator>
    <meta:editing-duration>P40DT8H55M15S</meta:editing-duration>
    <meta:editing-cycles>13843</meta:editing-cycles>
    <meta:document-statistic meta:table-count="1" meta:cell-count="530" meta:object-count="0"/>
  </office:meta>
</office:document-meta>
</file>